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9900" draw:fill-color="#ffff66" draw:textarea-horizontal-align="justify" draw:textarea-vertical-align="middle" draw:auto-grow-height="false" fo:min-height="3.303cm" fo:min-width="10.673cm"/>
    </style:style>
    <style:style style:name="gr2" style:family="graphic" style:parent-style-name="standard">
      <style:graphic-properties svg:stroke-color="#ff9900" draw:fill-color="#ffcc00" draw:textarea-horizontal-align="justify" draw:textarea-vertical-align="middle" draw:auto-grow-height="false" fo:min-height="2.042cm" fo:min-width="3.697cm"/>
    </style:style>
    <style:style style:name="gr3" style:family="graphic" style:parent-style-name="standard">
      <style:graphic-properties svg:stroke-color="#ff9900" draw:fill-color="#ffcc00" draw:textarea-horizontal-align="justify" draw:textarea-vertical-align="middle" draw:auto-grow-height="false" fo:min-height="2.042cm" fo:min-width="3.824cm"/>
    </style:style>
    <style:style style:name="gr4" style:family="graphic" style:parent-style-name="standard">
      <style:graphic-properties draw:textarea-horizontal-align="justify" draw:textarea-vertical-align="middle" draw:auto-grow-height="false" fo:min-height="3.418cm" fo:min-width="10.28cm"/>
    </style:style>
    <style:style style:name="gr5" style:family="graphic" style:parent-style-name="standard">
      <style:graphic-properties draw:textarea-horizontal-align="justify" draw:textarea-vertical-align="middle" draw:auto-grow-height="false" fo:min-height="2.387cm" fo:min-width="3.915cm"/>
    </style:style>
    <style:style style:name="gr6" style:family="graphic" style:parent-style-name="standard">
      <style:graphic-properties svg:stroke-color="#009900" draw:fill-color="#99ff66" draw:textarea-horizontal-align="justify" draw:textarea-vertical-align="middle" draw:auto-grow-height="false" fo:min-height="3.075cm" fo:min-width="9.556cm"/>
    </style:style>
    <style:style style:name="gr7" style:family="graphic" style:parent-style-name="standard">
      <style:graphic-properties svg:stroke-color="#009900" draw:fill-color="#99ff99" draw:textarea-horizontal-align="justify" draw:textarea-vertical-align="middle" draw:auto-grow-height="false" fo:min-height="1.699cm" fo:min-width="4.497cm"/>
    </style:style>
    <style:style style:name="gr8" style:family="graphic" style:parent-style-name="standard">
      <style:graphic-properties svg:stroke-color="#006600" draw:fill="gradient" draw:fill-gradient-name="Tango_20_Green" draw:textarea-horizontal-align="justify" draw:textarea-vertical-align="middle" draw:auto-grow-height="false" fo:min-height="2.96cm" fo:min-width="9.441cm"/>
    </style:style>
    <style:style style:name="gr9" style:family="graphic" style:parent-style-name="standard">
      <style:graphic-properties svg:stroke-color="#006600" draw:fill-color="#99ff99" draw:textarea-horizontal-align="justify" draw:textarea-vertical-align="middle" draw:auto-grow-height="false" fo:min-height="3.188cm" fo:min-width="9.288cm"/>
    </style:style>
    <style:style style:name="gr10" style:family="graphic" style:parent-style-name="standard">
      <style:graphic-properties svg:stroke-color="#006600" draw:fill-color="#99ff66" draw:textarea-horizontal-align="justify" draw:textarea-vertical-align="middle" draw:auto-grow-height="false" fo:min-height="1.814cm" fo:min-width="4.104cm"/>
    </style:style>
    <style:style style:name="P1" style:family="paragraph">
      <loext:graphic-properties draw:fill-color="#ffff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cc0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99ff66"/>
      <style:paragraph-properties fo:text-align="center"/>
    </style:style>
    <style:style style:name="P7" style:family="paragraph">
      <style:paragraph-properties fo:text-align="center"/>
      <style:text-properties style:font-name="Liberation Sans1" fo:font-weight="bold" style:font-weight-asian="bold" style:font-weight-complex="bold"/>
    </style:style>
    <style:style style:name="P8" style:family="paragraph">
      <loext:graphic-properties draw:fill-color="#99ff99"/>
      <style:paragraph-properties fo:text-align="center"/>
      <style:text-properties style:font-name="Liberation Sans1" fo:font-weight="bold" style:font-weight-asian="bold" style:font-weight-complex="bold"/>
    </style:style>
    <style:style style:name="P9" style:family="paragraph">
      <loext:graphic-properties draw:fill="gradient" draw:fill-gradient-name="Tango_20_Green"/>
      <style:paragraph-properties fo:text-align="center"/>
    </style:style>
    <style:style style:name="P10" style:family="paragraph">
      <loext:graphic-properties draw:fill-color="#99ff99"/>
      <style:paragraph-properties fo:text-align="center"/>
    </style:style>
    <style:style style:name="P11" style:family="paragraph">
      <loext:graphic-properties draw:fill-color="#99ff66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57cm" svg:height="3.937cm" svg:x="1.508cm" svg:y="2.7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4.445cm" svg:height="2.54cm" svg:x="8.112cm" svg:y="3.413cm">
          <text:p text:style-name="P2">Root</text:p>
          <text:p text:style-name="P2">Template</text:p>
          <text:p text:style-name="P2">&l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572cm" svg:height="2.54cm" svg:x="2.016cm" svg:y="3.413cm">
          <text:p text:style-name="P4"><text:span text:style-name="T1">Root</text:span></text:p>
          <text:p text:style-name="P4"><text:span text:style-name="T1">Component</text:span></text:p>
          <text:p text:style-name="P4"><text:span text:style-name="T1">{ 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1.176cm" svg:height="4.064cm" svg:x="1.635cm" svg:y="7.2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699cm" svg:height="2.921cm" svg:x="2.524cm" svg:y="7.858cm">
          <text:p text:style-name="P4"><text:span text:style-name="T1">Root</text:span></text:p>
          <text:p text:style-name="P4"><text:span text:style-name="T1">Component</text:span></text:p>
          <text:p text:style-name="P4"><text:span text:style-name="T1">{ 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0.414cm" svg:height="3.683cm" svg:x="1.635cm" svg:y="11.7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5.207cm" svg:height="2.159cm" svg:x="2.524cm" svg:y="12.176cm">
          <text:p text:style-name="P7"><text:span text:style-name="T2">Root</text:span></text:p>
          <text:p text:style-name="P7"><text:span text:style-name="T2">Component</text:span></text:p>
          <text:p text:style-name="P7"><text:span text:style-name="T2">{ 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0.287cm" svg:height="3.556cm" svg:x="1.762cm" svg:y="16.1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10.16cm" svg:height="3.81cm" svg:x="3.54cm" svg:y="21.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4.826cm" svg:height="2.286cm" svg:x="4.556cm" svg:y="21.828cm">
          <text:p text:style-name="P2"><text:span text:style-name="T1">Root</text:span></text:p>
          <text:p text:style-name="P2"><text:span text:style-name="T1">Component</text:span></text:p>
          <text:p text:style-name="P2"><text:span text:style-name="T1">{ 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6T15:56:15.457000000</meta:creation-date>
    <dc:date>2016-05-26T16:19:29.142000000</dc:date>
    <meta:editing-duration>PT8M1S</meta:editing-duration>
    <meta:editing-cycles>1</meta:editing-cycles>
    <meta:document-statistic meta:object-count="10"/>
    <meta:generator>LibreOffice/5.0.2.2$Windows_x86 LibreOffice_project/37b43f919e4de5eeaca9b9755ed688758a8251fe</meta:generator>
  </office:meta>
</office:document-meta>
</file>